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5d4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5d4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5d4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5d4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5d4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5d4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5d4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5d4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5d4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5d4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5d4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5d4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5d4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5d4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5d4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5d4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5d4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arlos Dario Ruz Brit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7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384214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los  Ruz Jimen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0832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3.64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60" meta:non-whitespace-character-count="990"/>
    <meta:template xlink:type="simple" xlink:actuate="onRequest" xlink:title="Normal" xlink:href=""/>
  </office:meta>
</office:document-meta>
</file>